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ge Instructions:</text:p>
      <text:p text:style-name="P1"/>
      <text:p text:style-name="P1"/>
      <text:p text:style-name="Standard"/>
      <text:p text:style-name="P2">The project can be tested with the following url:</text:p>
      <text:p text:style-name="P2"/>
      <text:p text:style-name="P2">https://6pogd42lkd.execute-api.eu-central-1.amazonaws.com/dev/calculate</text:p>
      <text:p text:style-name="P2"/>
      <text:p text:style-name="P2"/>
      <text:p text:style-name="P2"/>
      <text:p text:style-name="P2">it accepts parameters named firstNumber and secondNumber in the url, like so:</text:p>
      <text:p text:style-name="P2"/>
      <text:p text:style-name="P2">https://6pogd42lkd.execute-api.eu-central-1.amazonaws.com/dev/calculate?firstNumber=3&amp;secondNumber=1.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22:54:54.399302377</meta:creation-date>
    <dc:date>2023-08-22T22:58:11.027159891</dc:date>
    <meta:editing-duration>PT3M17S</meta:editing-duration>
    <meta:editing-cycles>1</meta:editing-cycles>
    <meta:document-statistic meta:table-count="0" meta:image-count="0" meta:object-count="0" meta:page-count="1" meta:paragraph-count="5" meta:word-count="25" meta:character-count="318" meta:non-whitespace-character-count="298"/>
    <meta:generator>LibreOffice/7.3.7.2$Linux_X86_64 LibreOffice_project/30$Build-2</meta:generator>
  </office:meta>
</office:document-meta>
</file>